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11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142cm" fo:padding-bottom="0.142cm" fo:padding-left="0.267cm" fo:padding-right="0.267cm" draw:shadow="hidden" loext:decorative="false"/>
    </style:style>
    <style:style style:name="gr3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="solid" draw:fill-color="#000000" loext:fill-use-slide-background="false" draw:opacity="10%" draw:textarea-horizontal-align="justify" draw:textarea-vertical-align="middle" draw:auto-grow-height="false" fo:min-height="8.024cm" fo:min-width="7.774cm" fo:padding-top="0.142cm" fo:padding-bottom="0.142cm" fo:padding-left="0.267cm" fo:padding-right="0.267cm" draw:shadow="hidden" loext:decorative="false"/>
    </style:style>
    <style:style style:name="gr4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-color="#000000" draw:opacity="20%" draw:textarea-horizontal-align="justify" draw:textarea-vertical-align="middle" draw:auto-grow-height="false" fo:min-height="9.65cm" fo:min-width="9.4cm" fo:padding-top="0.142cm" fo:padding-bottom="0.142cm" fo:padding-left="0.267cm" fo:padding-right="0.267cm" draw:shadow="hidden" loext:decorative="false"/>
    </style:style>
    <style:style style:name="gr5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-color="#000000" draw:opacity="40%" draw:textarea-horizontal-align="justify" draw:textarea-vertical-align="middle" draw:auto-grow-height="false" fo:min-height="12.479cm" fo:min-width="12.229cm" fo:padding-top="0.142cm" fo:padding-bottom="0.142cm" fo:padding-left="0.267cm" fo:padding-right="0.267cm" draw:shadow="hidden" loext:decorative="false"/>
    </style:style>
    <style:style style:name="gr6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142cm" fo:padding-bottom="0.142cm" fo:padding-left="0.267cm" fo:padding-right="0.267cm" draw:shadow="hidden" loext:decorative="false"/>
    </style:style>
    <style:style style:name="gr7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-color="#000000" draw:opacity="60%" draw:textarea-horizontal-align="justify" draw:textarea-vertical-align="middle" draw:auto-grow-height="false" fo:min-height="15.308cm" fo:min-width="15.058cm" fo:padding-top="0.142cm" fo:padding-bottom="0.142cm" fo:padding-left="0.267cm" fo:padding-right="0.267cm" draw:shadow="hidden" loext:decorative="false"/>
    </style:style>
    <style:style style:name="gr8" style:family="graphic" style:parent-style-name="standard">
      <style:graphic-properties draw:stroke="none" draw:stroke-dash="Long_20_Dash_20__28_Rounded_29_" svg:stroke-width="0.035cm" svg:stroke-color="#ffffff" draw:marker-start-width="0.252cm" draw:marker-end-width="0.252cm" svg:stroke-opacity="100%" svg:stroke-linecap="round" draw:fill-color="#000000" draw:opacity="70%" draw:textarea-horizontal-align="justify" draw:textarea-vertical-align="middle" draw:auto-grow-height="false" fo:min-height="16.722cm" fo:min-width="16.472cm" fo:padding-top="0.142cm" fo:padding-bottom="0.142cm" fo:padding-left="0.267cm" fo:padding-right="0.267cm" draw:shadow="hidden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="gradient" draw:fill-color="#729fcf" draw:fill-gradient-name="Gradient_20_11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solid" draw:fill-color="#000000" draw:opacity="50%"/>
      <style:paragraph-properties fo:text-align="center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-color="#000000" draw:opacity="20%"/>
      <style:paragraph-properties fo:text-align="center"/>
    </style:style>
    <style:style style:name="P6" style:family="paragraph">
      <loext:graphic-properties draw:fill-color="#000000" draw:opacity="40%"/>
      <style:paragraph-properties fo:text-align="center"/>
    </style:style>
    <style:style style:name="P7" style:family="paragraph">
      <loext:graphic-properties draw:fill="solid" draw:fill-color="#000000" draw:opacity="30%"/>
      <style:paragraph-properties fo:text-align="center"/>
    </style:style>
    <style:style style:name="P8" style:family="paragraph">
      <loext:graphic-properties draw:fill-color="#000000" draw:opacity="60%"/>
      <style:paragraph-properties fo:text-align="center"/>
    </style:style>
    <style:style style:name="P9" style:family="paragraph">
      <loext:graphic-properties draw:fill-color="#000000" draw:opacity="70%"/>
      <style:paragraph-properties fo:text-align="center"/>
    </style:style>
    <style:style style:name="T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0cm" svg:y="0cm">
          <text:p text:style-name="P1"><text:span text:style-name="T1"><text:s/>😎</text:span></text:p>
          <text:p text:style-name="P1"><text:span text:style-name="T2"/></text:p>
          <text:p text:style-name="P1"><text:span text:style-name="T2">Python + SimPy + Tkinter</text:span></text:p>
          <text:p text:style-name="P1"><text:span text:style-name="T2"/></text:p>
          <text:p text:style-name="P1"><text:span text:style-name="T3">Discrete event simulation (DES) plus</text:span><text:span text:style-name="T3"><text:line-break/></text:span><text:span text:style-name="T3">2D visualization with state-of-the-art</text:span></text:p>
          <text:p text:style-name="P1"><text:span text:style-name="T3">open source technologies</text:span></text:p>
          <text:p text:style-name="P1"><text:span text:style-name="T4"/></text:p>
          <text:p text:style-name="P1"><text:span text:style-name="T5">🧑‍💻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0cm" svg:height="20cm" svg:x="0cm" svg:y="-4.999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4" draw:layer="layout" svg:width="12cm" svg:height="12cm" svg:x="4cm" svg:y="-0.999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5" draw:layer="layout" svg:width="14cm" svg:height="14cm" svg:x="3cm" svg:y="-1.999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6" draw:layer="layout" svg:width="18.001cm" svg:height="18.001cm" svg:x="0.998cm" svg:y="-4.001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7" draw:layer="layout" svg:width="16cm" svg:height="16cm" svg:x="2cm" svg:y="-2.999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8" draw:layer="layout" svg:width="22cm" svg:height="22cm" svg:x="-1cm" svg:y="-5.999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9" draw:layer="layout" svg:width="24cm" svg:height="24cm" svg:x="-2cm" svg:y="-6.999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1" draw:display-name="Gradient 11" draw:style="linear" draw:start-color="#55308d" draw:end-color="#158466" draw:start-intensity="100%" draw:end-intensity="100%" draw:angle="30deg" draw:border="0%">
      <loext:gradient-stop svg:offset="0" loext:color-type="rgb" loext:color-value="#55308d"/>
      <loext:gradient-stop svg:offset="1" loext:color-type="rgb" loext:color-value="#158466"/>
    </draw:gradient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3T00:05:55.260000000</dc:date>
    <meta:editing-duration>PT15M4S</meta:editing-duration>
    <meta:editing-cycles>5</meta:editing-cycles>
    <meta:generator>LibreOffice/7.6.6.3$Windows_X86_64 LibreOffice_project/d97b2716a9a4a2ce1391dee1765565ea469b0ae7</meta:generator>
    <meta:document-statistic meta:object-count="8"/>
  </office:meta>
</office:document-meta>
</file>